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9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Default" office:value-type="string">
            <text:p>illuminance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661">
            <text:p>1661</text:p>
          </table:table-cell>
          <table:table-cell office:value-type="float" office:value="1370">
            <text:p>1370</text:p>
          </table:table-cell>
          <table:table-cell office:value-type="float" office:value="4041">
            <text:p>4041</text:p>
          </table:table-cell>
          <table:table-cell table:formula="of:=[.A3]*(-0.32466)+[.B3]*1.57837-[.C3]*0.73191" office:value-type="float" office:value="1157.93867">
            <text:p>1158</text:p>
          </table:table-cell>
          <table:table-cell table:style-name="ce2" table:formula="of:=([.A3]*0.265074126 + [.B3]*0.670114631 + [.C3]*0.064811243)*179" office:value-type="float" office:value="282508.014441859">
            <text:p>282,508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2840">
            <text:p>2840</text:p>
          </table:table-cell>
          <table:table-cell office:value-type="float" office:value="2650">
            <text:p>2650</text:p>
          </table:table-cell>
          <table:table-cell office:value-type="float" office:value="8939">
            <text:p>8939</text:p>
          </table:table-cell>
          <table:table-cell table:formula="of:=[.A4]*(-0.32466)+[.B4]*1.57837-[.C4]*0.73191" office:value-type="float" office:value="1600.84598">
            <text:p>1601</text:p>
          </table:table-cell>
          <table:table-cell table:style-name="ce2" table:formula="of:=([.A4]*0.265074126 + [.B4]*0.670114631 + [.C4]*0.064811243)*179" office:value-type="float" office:value="509097.562275918">
            <text:p>509,098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2730">
            <text:p>2730</text:p>
          </table:table-cell>
          <table:table-cell office:value-type="float" office:value="2546">
            <text:p>2546</text:p>
          </table:table-cell>
          <table:table-cell office:value-type="float" office:value="8074">
            <text:p>8074</text:p>
          </table:table-cell>
          <table:table-cell table:formula="of:=[.A5]*(-0.32466)+[.B5]*1.57837-[.C5]*0.73191" office:value-type="float" office:value="1753.98144">
            <text:p>1754</text:p>
          </table:table-cell>
          <table:table-cell table:style-name="ce2" table:formula="of:=([.A5]*0.265074126 + [.B5]*0.670114631 + [.C5]*0.064811243)*179" office:value-type="float" office:value="458066.415768152">
            <text:p>458,066</text:p>
          </table:table-cell>
        </table:table-row>
        <table:table-row table:style-name="ro1">
          <table:table-cell office:value-type="float" office:value="6507">
            <text:p>6507</text:p>
          </table:table-cell>
          <table:table-cell office:value-type="float" office:value="8004">
            <text:p>8004</text:p>
          </table:table-cell>
          <table:table-cell office:value-type="float" office:value="6806">
            <text:p>6806</text:p>
          </table:table-cell>
          <table:table-cell office:value-type="float" office:value="2338">
            <text:p>2338</text:p>
          </table:table-cell>
          <table:table-cell table:formula="of:=[.A6]*(-0.32466)+[.B6]*1.57837-[.C6]*0.73191" office:value-type="float" office:value="5539.3314">
            <text:p>5539</text:p>
          </table:table-cell>
          <table:table-cell table:style-name="ce2" table:formula="of:=([.A6]*0.265074126 + [.B6]*0.670114631 + [.C6]*0.064811243)*179" office:value-type="float" office:value="1347787.68940326">
            <text:p>1,347,788</text:p>
          </table:table-cell>
        </table:table-row>
        <table:table-row table:style-name="ro1">
          <table:table-cell table:number-columns-repeated="3"/>
          <table:table-cell/>
          <table:table-cell table:formula="of:=[.A7]*(-0.32466)+[.B7]*1.57837-[.C7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8]*(-0.32466)+[.B8]*1.57837-[.C8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9]*(-0.32466)+[.B9]*1.57837-[.C9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0]*(-0.32466)+[.B10]*1.57837-[.C10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1]*(-0.32466)+[.B11]*1.57837-[.C11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2]*(-0.32466)+[.B12]*1.57837-[.C12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3]*(-0.32466)+[.B13]*1.57837-[.C13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4]*(-0.32466)+[.B14]*1.57837-[.C14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5]*(-0.32466)+[.B15]*1.57837-[.C15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6]*(-0.32466)+[.B16]*1.57837-[.C16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7]*(-0.32466)+[.B17]*1.57837-[.C17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8]*(-0.32466)+[.B18]*1.57837-[.C18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19]*(-0.32466)+[.B19]*1.57837-[.C19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20]*(-0.32466)+[.B20]*1.57837-[.C20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21]*(-0.32466)+[.B21]*1.57837-[.C21]*0.73191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/>
          <table:table-cell table:formula="of:=[.A22]*(-0.32466)+[.B22]*1.57837-[.C22]*0.73191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21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21:19:58</meta:creation-date>
    <meta:editing-duration>PT17M4S</meta:editing-duration>
    <meta:editing-cycles>3</meta:editing-cycles>
    <meta:generator>OpenOffice/4.1.1$Unix OpenOffice.org_project/411m6$Build-9775</meta:generator>
    <meta:initial-creator>George Loyer</meta:initial-creator>
    <dc:date>2015-06-28T21:36:57</dc:date>
    <dc:creator>George Loyer</dc:creator>
    <meta:document-statistic meta:table-count="3" meta:cell-count="93" meta:object-count="0"/>
  </office:meta>
</office:document-meta>
</file>